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4c7dc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2a6099" draw:fill="none" draw:fill-color="#2a6099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86cm"/>
      <style:paragraph-properties style:writing-mode="lr-tb"/>
    </style:style>
    <style:style style:name="gr5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svg:stroke-color="#729fcf" draw:fill-color="#b4c7dc" draw:textarea-vertical-align="middle"/>
    </style:style>
    <style:style style:name="gr10" style:family="graphic" style:parent-style-name="standard">
      <style:graphic-properties svg:stroke-color="#1c1c1c" draw:fill-color="#333333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12" style:family="graphic" style:parent-style-name="standard">
      <style:graphic-properties svg:stroke-color="#111111" draw:fill-color="#333333" draw:textarea-vertical-align="middle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svg:stroke-color="#127622" draw:fill="solid" draw:fill-color="#127622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stroke="dash" draw:stroke-dash="Dash_20__28_Rounded_29_" svg:stroke-width="0.1cm" svg:stroke-color="#3faf46" draw:marker-start-width="0.35cm" draw:marker-end="Triangle" draw:marker-end-width="0.5cm" svg:stroke-linecap="round" draw:fill="none" draw:textarea-vertical-align="middle" fo:padding-top="0.125cm" fo:padding-bottom="0.125cm" fo:padding-left="0.25cm" fo:padding-right="0.25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2a6099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3faf46" loext:opacity="100%"/>
    </style:style>
    <style:style style:name="P7" style:family="paragraph">
      <loext:graphic-properties draw:fill="none" draw:fill-color="#2a6099"/>
      <style:paragraph-properties fo:text-align="center"/>
      <style:text-properties fo:color="#3faf46" loext:opacity="100%"/>
    </style:style>
    <style:style style:name="P8" style:family="paragraph">
      <loext:graphic-properties draw:fill="none" draw:fill-color="#ffffff"/>
      <style:paragraph-properties style:writing-mode="lr-tb"/>
      <style:text-properties fo:color="#2a6099" loext:opacity="100%" style:font-name="Liberation Sans1" fo:font-weight="bold" style:font-weight-asian="bold" style:font-weight-complex="bold"/>
    </style:style>
    <style:style style:name="P9" style:family="paragraph">
      <loext:graphic-properties draw:fill-color="#b4c7dc"/>
      <style:paragraph-properties fo:text-align="center"/>
      <style:text-properties fo:color="#3faf46" loext:opacity="100%"/>
    </style:style>
    <style:style style:name="P10" style:family="paragraph">
      <loext:graphic-properties draw:fill-color="#333333"/>
      <style:paragraph-properties fo:text-align="center"/>
      <style:text-properties fo:color="#3faf46" loext:opacity="100%"/>
    </style:style>
    <style:style style:name="P11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color="#069a2e" loext:opacity="100%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solid" draw:fill-color="#127622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c9211e" loext:opacity="100%"/>
    </style:style>
    <style:style style:name="T1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127622" loext:opacity="100%" style:font-name="Liberation Sans Narrow" fo:font-weight="bold" style:font-weight-asian="bold" style:font-weight-complex="bold"/>
    </style:style>
    <style:style style:name="T3" style:family="text">
      <style:text-properties fo:color="#2a6099" loext:opacity="100%" style:font-name="Liberation Sans1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9211e" loext:opacity="100%" style:font-name="Liberation Sans Narrow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211e" loext:opacity="100%" style:font-name="Liberation Sans Narrow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69a2e" loext:opacity="100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c9211e" loext:opacity="100%" style:font-name="Liberation Sans Narrow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polygon draw:style-name="gr1" draw:text-style-name="P1" xml:id="id1" draw:id="id1" draw:layer="layout" svg:width="7.499cm" svg:height="6.499cm" draw:transform="rotate (-0.0345575191894876) translate (4.65952852813589cm 1.39637551269207cm)" svg:viewBox="0 0 7500 6500" draw:points="0,1500 3000,0 7500,4500 4500,6500 2500,4500">
          <text:p/>
        </draw:polygon>
        <draw:polygon draw:style-name="gr1" draw:text-style-name="P1" draw:layer="layout" svg:width="7.999cm" svg:height="8.499cm" svg:x="9.5cm" svg:y="6.5cm" svg:viewBox="0 0 8000 8500" draw:points="0,2000 3000,0 8000,6500 5500,8500">
          <text:p/>
        </draw:polygon>
        <draw:connector draw:style-name="gr2" draw:text-style-name="P2" draw:layer="layout" draw:type="line" svg:x1="8.304cm" svg:y1="1.5cm" svg:x2="8.304cm" svg:y2="1.5cm" draw:start-shape="id1" draw:end-shape="id1" svg:d="M8304 1500z" svg:viewBox="0 0 1 1">
          <text:p/>
        </draw:connector>
        <draw:connector draw:style-name="gr2" draw:text-style-name="P2" draw:layer="layout" draw:type="line" svg:x1="8.304cm" svg:y1="1.5cm" svg:x2="8.304cm" svg:y2="1.5cm" draw:start-shape="id1" draw:end-shape="id1" svg:d="M8304 1500z" svg:viewBox="0 0 1 1">
          <text:p/>
        </draw:connector>
        <draw:connector draw:style-name="gr2" draw:text-style-name="P2" draw:layer="layout" draw:type="line" svg:x1="8.304cm" svg:y1="1.5cm" svg:x2="8.304cm" svg:y2="1.5cm" draw:start-shape="id1" draw:end-shape="id1" svg:d="M8304 1500z" svg:viewBox="0 0 1 1">
          <text:p/>
        </draw:connector>
        <draw:line draw:style-name="gr3" draw:text-style-name="P3" draw:layer="layout" svg:x1="6.5cm" svg:y1="2.4cm" svg:x2="10.5cm" svg:y2="6.9cm">
          <text:p/>
        </draw:line>
        <draw:line draw:style-name="gr2" draw:text-style-name="P2" draw:layer="layout" svg:x1="11.1cm" svg:y1="7.7cm" svg:x2="16.1cm" svg:y2="13.7cm">
          <text:p/>
        </draw:line>
        <draw:frame draw:style-name="gr4" draw:text-style-name="P4" draw:layer="layout" svg:width="1.086cm" svg:height="0.645cm" svg:x="6.814cm" svg:y="2.355cm">
          <draw:text-box>
            <text:p><text:span text:style-name="T1">183</text:span></text:p>
          </draw:text-box>
        </draw:frame>
        <draw:frame draw:style-name="gr4" draw:text-style-name="P4" draw:layer="layout" svg:width="1.086cm" svg:height="0.645cm" svg:x="10.114cm" svg:y="5.955cm">
          <draw:text-box>
            <text:p><text:span text:style-name="T1">180</text:span></text:p>
          </draw:text-box>
        </draw:frame>
        <draw:frame draw:style-name="gr4" draw:text-style-name="P4" draw:layer="layout" svg:width="1.086cm" svg:height="0.645cm" svg:x="11.3cm" svg:y="7.3cm">
          <draw:text-box>
            <text:p><text:span text:style-name="T1">181</text:span></text:p>
          </draw:text-box>
        </draw:frame>
        <draw:frame draw:style-name="gr4" draw:text-style-name="P4" draw:layer="layout" svg:width="1.086cm" svg:height="0.645cm" svg:x="15.8cm" svg:y="12.855cm">
          <draw:text-box>
            <text:p><text:span text:style-name="T1">174</text:span></text:p>
          </draw:text-box>
        </draw:frame>
        <draw:custom-shape draw:style-name="gr5" draw:text-style-name="P5" draw:layer="layout" svg:width="0.2cm" svg:height="0.2cm" svg:x="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8.101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9.1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0.3cm" svg:y="6.6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1cm" svg:y="7.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2.3cm" svg:y="9.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3.5cm" svg:y="10.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4.8cm" svg:y="12.20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5.9cm" svg:y="13.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411cm" svg:height="1cm" svg:x="4cm" svg:y="5cm">
          <draw:text-box>
            <text:p><text:span text:style-name="T2">AMONT</text:span></text:p>
          </draw:text-box>
        </draw:frame>
        <draw:frame draw:style-name="gr7" draw:text-style-name="P6" draw:layer="layout" svg:width="1.844cm" svg:height="0.979cm" svg:x="15.556cm" svg:y="9.2cm">
          <draw:text-box>
            <text:p><text:span text:style-name="T2">AVAL</text:span></text:p>
          </draw:text-box>
        </draw:frame>
        <draw:connector draw:style-name="gr3" draw:text-style-name="P7" draw:layer="layout" draw:type="line" svg:x1="1.111cm" svg:y1="10cm" svg:x2="2cm" svg:y2="9.979cm" svg:d="M1111 10000l889-21" svg:viewBox="0 0 890 22">
          <text:p/>
        </draw:connector>
        <draw:frame draw:style-name="gr8" draw:text-style-name="P8" draw:layer="layout" svg:width="5cm" svg:height="1cm" svg:x="2cm" svg:y="9.5cm">
          <draw:text-box>
            <text:p><text:span text:style-name="T3">Squelette hydro</text:span></text:p>
          </draw:text-box>
        </draw:frame>
        <draw:polygon draw:style-name="gr9" draw:text-style-name="P9" draw:layer="layout" svg:width="0.999cm" svg:height="0.499cm" svg:x="1cm" svg:y="10.9cm" svg:viewBox="0 0 1000 500" draw:points="0,0 1000,0 1000,500 0,500">
          <text:p/>
        </draw:polygon>
        <draw:frame draw:style-name="gr8" draw:text-style-name="P8" draw:layer="layout" svg:width="5cm" svg:height="1cm" svg:x="2cm" svg:y="10.8cm">
          <draw:text-box>
            <text:p><text:span text:style-name="T3">Masque hydro</text:span></text:p>
          </draw:text-box>
        </draw:frame>
        <draw:polygon draw:style-name="gr10" draw:text-style-name="P10" draw:layer="layout" svg:width="5.499cm" svg:height="3.499cm" svg:x="8cm" svg:y="5.6cm" svg:viewBox="0 0 5500 3500" draw:points="0,3000 5000,0 5500,500 500,3500">
          <text:p/>
        </draw:polygon>
        <draw:frame draw:style-name="gr11" draw:text-style-name="P11" draw:layer="layout" svg:width="16.5cm" svg:height="2.221cm" svg:x="13.7cm" svg:y="4.5cm">
          <draw:text-box>
            <text:p><text:span text:style-name="T4">ALERTE :</text:span></text:p>
            <text:p><text:span text:style-name="T5">Dernier point squelette AMONT &lt; Premier point squelette AVAL</text:span></text:p>
          </draw:text-box>
        </draw:frame>
        <draw:frame draw:style-name="gr4" draw:text-style-name="P4" draw:layer="layout" svg:width="1.086cm" svg:height="0.645cm" svg:x="9.1cm" svg:y="4.655cm">
          <draw:text-box>
            <text:p><text:span text:style-name="T1">181</text:span></text:p>
          </draw:text-box>
        </draw:frame>
        <draw:frame draw:style-name="gr4" draw:text-style-name="P4" draw:layer="layout" svg:width="1.086cm" svg:height="0.645cm" svg:x="8.201cm" svg:y="3.655cm">
          <draw:text-box>
            <text:p><text:span text:style-name="T1">182</text:span></text:p>
          </draw:text-box>
        </draw:frame>
        <draw:frame draw:style-name="gr4" draw:text-style-name="P4" draw:layer="layout" svg:width="1.086cm" svg:height="0.645cm" svg:x="12.4cm" svg:y="8.655cm">
          <draw:text-box>
            <text:p><text:span text:style-name="T1">180</text:span></text:p>
          </draw:text-box>
        </draw:frame>
        <draw:frame draw:style-name="gr4" draw:text-style-name="P4" draw:layer="layout" svg:width="1.086cm" svg:height="0.645cm" svg:x="13.5cm" svg:y="10.055cm">
          <draw:text-box>
            <text:p><text:span text:style-name="T1">178</text:span></text:p>
          </draw:text-box>
        </draw:frame>
        <draw:frame draw:style-name="gr4" draw:text-style-name="P4" draw:layer="layout" svg:width="1.086cm" svg:height="0.645cm" svg:x="14.8cm" svg:y="11.556cm">
          <draw:text-box>
            <text:p><text:span text:style-name="T1">176</text:span></text:p>
          </draw:text-box>
        </draw:frame>
        <draw:polygon draw:style-name="gr12" draw:text-style-name="P10" draw:layer="layout" svg:width="0.999cm" svg:height="0.499cm" svg:x="1cm" svg:y="12cm" svg:viewBox="0 0 1000 500" draw:points="0,0 1000,0 1000,500 0,500">
          <text:p/>
        </draw:polygon>
        <draw:frame draw:style-name="gr8" draw:text-style-name="P8" draw:layer="layout" svg:width="5cm" svg:height="1cm" svg:x="2cm" svg:y="11.9cm">
          <draw:text-box>
            <text:p><text:span text:style-name="T3">Po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polygon draw:style-name="gr1" draw:text-style-name="P1" xml:id="id2" draw:id="id2" draw:layer="layout" svg:width="7.499cm" svg:height="6.499cm" draw:transform="rotate (-0.0345575191894876) translate (4.65952852813589cm 1.39637551269207cm)" svg:viewBox="0 0 7500 6500" draw:points="0,1500 3000,0 7500,4500 4500,6500 2500,4500">
          <text:p/>
        </draw:polygon>
        <draw:polygon draw:style-name="gr1" draw:text-style-name="P1" draw:layer="layout" svg:width="7.999cm" svg:height="8.499cm" svg:x="9.5cm" svg:y="6.5cm" svg:viewBox="0 0 8000 8500" draw:points="0,2000 3000,0 8000,6500 5500,8500">
          <text:p/>
        </draw:polygon>
        <draw:connector draw:style-name="gr2" draw:text-style-name="P2" draw:layer="layout" draw:type="line" svg:x1="8.304cm" svg:y1="1.5cm" svg:x2="8.304cm" svg:y2="1.5cm" draw:start-shape="id2" draw:end-shape="id2" svg:d="M8304 1500z" svg:viewBox="0 0 1 1">
          <text:p/>
        </draw:connector>
        <draw:connector draw:style-name="gr2" draw:text-style-name="P2" draw:layer="layout" draw:type="line" svg:x1="8.304cm" svg:y1="1.5cm" svg:x2="8.304cm" svg:y2="1.5cm" draw:start-shape="id2" draw:end-shape="id2" svg:d="M8304 1500z" svg:viewBox="0 0 1 1">
          <text:p/>
        </draw:connector>
        <draw:connector draw:style-name="gr2" draw:text-style-name="P2" draw:layer="layout" draw:type="line" svg:x1="8.304cm" svg:y1="1.5cm" svg:x2="8.304cm" svg:y2="1.5cm" draw:start-shape="id2" draw:end-shape="id2" svg:d="M8304 1500z" svg:viewBox="0 0 1 1">
          <text:p/>
        </draw:connector>
        <draw:line draw:style-name="gr3" draw:text-style-name="P3" draw:layer="layout" svg:x1="6.5cm" svg:y1="2.4cm" svg:x2="10.5cm" svg:y2="6.9cm">
          <text:p/>
        </draw:line>
        <draw:line draw:style-name="gr2" draw:text-style-name="P2" draw:layer="layout" svg:x1="11.1cm" svg:y1="7.7cm" svg:x2="16.1cm" svg:y2="13.7cm">
          <text:p/>
        </draw:line>
        <draw:frame draw:style-name="gr4" draw:text-style-name="P4" draw:layer="layout" svg:width="1.086cm" svg:height="0.645cm" svg:x="6.814cm" svg:y="2.355cm">
          <draw:text-box>
            <text:p><text:span text:style-name="T1">183</text:span></text:p>
          </draw:text-box>
        </draw:frame>
        <draw:frame draw:style-name="gr4" draw:text-style-name="P4" draw:layer="layout" svg:width="1.086cm" svg:height="0.645cm" svg:x="10.114cm" svg:y="5.955cm">
          <draw:text-box>
            <text:p><text:span text:style-name="T1">180</text:span></text:p>
          </draw:text-box>
        </draw:frame>
        <draw:frame draw:style-name="gr4" draw:text-style-name="P13" draw:layer="layout" svg:width="1.086cm" svg:height="0.645cm" svg:x="11.3cm" svg:y="7.3cm">
          <draw:text-box>
            <text:p><text:span text:style-name="T6">180</text:span></text:p>
          </draw:text-box>
        </draw:frame>
        <draw:frame draw:style-name="gr4" draw:text-style-name="P4" draw:layer="layout" svg:width="1.086cm" svg:height="0.645cm" svg:x="15.8cm" svg:y="12.855cm">
          <draw:text-box>
            <text:p><text:span text:style-name="T1">174</text:span></text:p>
          </draw:text-box>
        </draw:frame>
        <draw:custom-shape draw:style-name="gr5" draw:text-style-name="P5" draw:layer="layout" svg:width="0.2cm" svg:height="0.2cm" svg:x="7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8.101cm" svg:y="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9.1cm" svg:y="5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0.3cm" svg:y="6.699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draw:layer="layout" svg:width="0.2cm" svg:height="0.2cm" svg:x="11cm" svg:y="7.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2.3cm" svg:y="9.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3.5cm" svg:y="10.6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4.8cm" svg:y="12.20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2cm" svg:height="0.2cm" svg:x="15.9cm" svg:y="13.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411cm" svg:height="0.979cm" svg:x="4.089cm" svg:y="6cm">
          <draw:text-box>
            <text:p><text:span text:style-name="T2">AMONT</text:span></text:p>
          </draw:text-box>
        </draw:frame>
        <draw:frame draw:style-name="gr7" draw:text-style-name="P6" draw:layer="layout" svg:width="1.844cm" svg:height="0.979cm" svg:x="15.1cm" svg:y="8.9cm">
          <draw:text-box>
            <text:p><text:span text:style-name="T2">AVAL</text:span></text:p>
          </draw:text-box>
        </draw:frame>
        <draw:connector draw:style-name="gr3" draw:text-style-name="P7" draw:layer="layout" draw:type="line" svg:x1="1.111cm" svg:y1="10cm" svg:x2="2cm" svg:y2="9.979cm" svg:d="M1111 10000l889-21" svg:viewBox="0 0 890 22">
          <text:p/>
        </draw:connector>
        <draw:frame draw:style-name="gr8" draw:text-style-name="P8" draw:layer="layout" svg:width="5cm" svg:height="1cm" svg:x="2cm" svg:y="9.5cm">
          <draw:text-box>
            <text:p><text:span text:style-name="T3">Squelette hydro</text:span></text:p>
          </draw:text-box>
        </draw:frame>
        <draw:polygon draw:style-name="gr9" draw:text-style-name="P9" draw:layer="layout" svg:width="0.999cm" svg:height="0.499cm" svg:x="1cm" svg:y="10.9cm" svg:viewBox="0 0 1000 500" draw:points="0,0 1000,0 1000,500 0,500">
          <text:p/>
        </draw:polygon>
        <draw:frame draw:style-name="gr8" draw:text-style-name="P8" draw:layer="layout" svg:width="5cm" svg:height="1cm" svg:x="2cm" svg:y="10.8cm">
          <draw:text-box>
            <text:p><text:span text:style-name="T3">Masque hydro</text:span></text:p>
          </draw:text-box>
        </draw:frame>
        <draw:polygon draw:style-name="gr10" draw:text-style-name="P10" draw:layer="layout" svg:width="5.499cm" svg:height="3.499cm" svg:x="8cm" svg:y="5.6cm" svg:viewBox="0 0 5500 3500" draw:points="0,3000 5000,0 5500,500 500,3500">
          <text:p/>
        </draw:polygon>
        <draw:frame draw:style-name="gr11" draw:text-style-name="P16" draw:layer="layout" svg:width="10cm" svg:height="2.221cm" svg:x="14cm" svg:y="4.579cm">
          <draw:text-box>
            <text:p text:style-name="P15"><text:span text:style-name="T7">Correction des N points sur le Squelette AVAL</text:span></text:p>
          </draw:text-box>
        </draw:frame>
        <draw:frame draw:style-name="gr4" draw:text-style-name="P4" draw:layer="layout" svg:width="1.086cm" svg:height="0.645cm" svg:x="9.1cm" svg:y="4.655cm">
          <draw:text-box>
            <text:p><text:span text:style-name="T1">181</text:span></text:p>
          </draw:text-box>
        </draw:frame>
        <draw:frame draw:style-name="gr4" draw:text-style-name="P4" draw:layer="layout" svg:width="1.086cm" svg:height="0.645cm" svg:x="8.201cm" svg:y="3.655cm">
          <draw:text-box>
            <text:p><text:span text:style-name="T1">182</text:span></text:p>
          </draw:text-box>
        </draw:frame>
        <draw:frame draw:style-name="gr4" draw:text-style-name="P4" draw:layer="layout" svg:width="1.086cm" svg:height="0.645cm" svg:x="12.4cm" svg:y="8.655cm">
          <draw:text-box>
            <text:p><text:span text:style-name="T1">180</text:span></text:p>
          </draw:text-box>
        </draw:frame>
        <draw:frame draw:style-name="gr4" draw:text-style-name="P4" draw:layer="layout" svg:width="1.086cm" svg:height="0.645cm" svg:x="13.5cm" svg:y="10.055cm">
          <draw:text-box>
            <text:p><text:span text:style-name="T1">178</text:span></text:p>
          </draw:text-box>
        </draw:frame>
        <draw:frame draw:style-name="gr4" draw:text-style-name="P4" draw:layer="layout" svg:width="1.086cm" svg:height="0.645cm" svg:x="14.8cm" svg:y="11.556cm">
          <draw:text-box>
            <text:p><text:span text:style-name="T1">176</text:span></text:p>
          </draw:text-box>
        </draw:frame>
        <draw:line draw:style-name="gr15" draw:text-style-name="P2" draw:layer="layout" svg:x1="10cm" svg:y1="7.3cm" svg:x2="12cm" svg:y2="9.8cm">
          <text:p/>
        </draw:line>
        <draw:polygon draw:style-name="gr12" draw:text-style-name="P10" draw:layer="layout" svg:width="0.999cm" svg:height="0.499cm" svg:x="1cm" svg:y="12cm" svg:viewBox="0 0 1000 500" draw:points="0,0 1000,0 1000,500 0,500">
          <text:p/>
        </draw:polygon>
        <draw:frame draw:style-name="gr8" draw:text-style-name="P8" draw:layer="layout" svg:width="5cm" svg:height="1cm" svg:x="2cm" svg:y="11.9cm">
          <draw:text-box>
            <text:p><text:span text:style-name="T3">Po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127622" draw:marker-start-width="0.2cm" draw:marker-start-center="false" draw:marker-end-width="0.2cm" draw:marker-end-center="false" draw:fill="solid" draw:fill-color="#5eb91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1cm" svg:stroke-color="#3465a4" draw:marker-start-width="0.35cm" draw:marker-end-width="0.35cm" draw:fill="solid" draw:fill-color="#5eb91e" draw:shadow="hidden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22T15:54:44.822350418</meta:creation-date>
    <dc:date>2024-10-29T16:12:03.866566858</dc:date>
    <meta:editing-duration>PT44M29S</meta:editing-duration>
    <meta:editing-cycles>13</meta:editing-cycles>
    <meta:generator>LibreOffice/7.3.7.2$Linux_X86_64 LibreOffice_project/30$Build-2</meta:generator>
    <meta:document-statistic meta:object-count="96"/>
  </office:meta>
</office:document-meta>
</file>